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Sheet 1">
        <table:table-column/>
        <table:table-column/>
        <table:table-row>
          <table:table-cell office:value-type="string">
            <text:p>L1Q3</text:p>
          </table:table-cell>
          <table:table-cell office:value-type="string">
            <text:p>L1Q3 <text:s/>Write a C program to extract each byte from a given number and store them in separate character variables and print the content of those variables.<text:line-break/> <text:s/><text:line-break/>Explanation - In this C program, we are given an integer, and we want to extract each byte from the integer and store them in separate character variables. We will use bitwise operations to achieve this. We'll extract the bytes one by one by shifting the integer right by 0, 8, 16, and 24 bits and then masking the least significant byte using 0xFF (hexadecimal).<text:line-break/><text:line-break/>Code - #include &lt;stdio.h&gt;<text:line-break/><text:line-break/>int main() {<text:line-break/> <text:s text:c="3"/>unsigned int num; // The input number<text:line-break/> <text:s text:c="3"/>printf("Enter an integer: ");<text:line-break/> <text:s text:c="3"/>scanf("%u", &amp;num);<text:line-break/><text:line-break/> <text:s text:c="3"/>// Extract each byte using bitwise operations<text:line-break/> <text:s text:c="3"/>unsigned char byte1 = (num &gt;&gt; 0) &amp; 0xFF;<text:line-break/> <text:s text:c="3"/>unsigned char byte2 = (num &gt;&gt; 8) &amp; 0xFF;<text:line-break/> <text:s text:c="3"/>unsigned char byte3 = (num &gt;&gt; 16) &amp; 0xFF;<text:line-break/> <text:s text:c="3"/>unsigned char byte4 = (num &gt;&gt; 24) &amp; 0xFF;<text:line-break/><text:line-break/> <text:s text:c="3"/>// Print the content of each byte<text:line-break/> <text:s text:c="3"/>printf("Byte 1: %d\n", byte1);<text:line-break/> <text:s text:c="3"/>printf("Byte 2: %d\n", byte2);<text:line-break/> <text:s text:c="3"/>printf("Byte 3: %d\n", byte3);<text:line-break/> <text:s text:c="3"/>printf("Byte 4: %d\n", byte4);<text:line-break/><text:line-break/> <text:s text:c="3"/>return 0;<text:line-break/>}<text:line-break/> <text:line-break/>References - https://www.includehelp.com/c-programs/extract-bytes-from-int.aspx<text:line-break/>https://www.electro-tech-online.com/threads/c-program-to-extract-each-byte-into-a-character-variable.150855/<text:line-break/></text:p>
          </table:table-cell>
        </table:table-row>
        <table:table-row>
          <table:table-cell office:value-type="string">
            <text:p>CNLAB#502.docx</text:p>
          </table:table-cell>
          <table:table-cell office:value-type="string">
            <text:p>PK<text:line-break/>N@<text:tab/>docProps/PKN@Ya^rdocProps/app.xmlQO0ML!OFIhiosnz|nI1Iq0*\<text:line-break/>\jKpQPnW'.<text:line-break/>k6{m{)`Q*LLwO'R}-15[:-o(]pP<text:line-break/>tmh^qwjoRdrS].dk/E7v[SeKkvWEGttaL-p[ok)_YSB22Z%O,OF2Yqq&gt;)YhDCG+PPKN@t:NdocProps/core.xmlMO0H*6iL4i$$EFiu]W&gt;~:v&gt;5uce<text:line-break/>Gx+\3X`u@{hNOOr37$.P0+O[0C7rpL0pDD#R<text:tab/>M=PCYG1:0`|Q6i-!9wVN.lx1~Y=R\]<text:line-break/>0"yN<text:tab/>I0&amp;ad%iFkXe+~5n .Yl%.r[1Yl{&lt;[_S8DO~PKN@'docProps/custom.xmlMk@&amp;PzhwYDpw]<text:line-break/>iZz=33UQL*W&lt;p&lt;c6V"'a*I'=xLK?%dc]9JY<text:line-break/>e8B|6VK8~&lt;"[vFIxXYU3H7I<text:tab/><text:tab/>&amp;L$x1-hMwf<text:line-break/>&lt;H3m-&amp;&gt;0;$&gt;<text:tab/>$Iw?m]Y_M%Q(pQlTGPK<text:line-break/>N@word/PKN@g<text:tab/>3eword/styles.xml][s6~LS8&amp;vvsiv}ADAI}$u66w8IH_{Y.d2|'E{|/W,<text:tab/>Y$&gt;_x&gt;s$?R*=L`c'Bf1S1[Nb}+@)Sb."^&amp;G~#~%^,Lr)r^3]x3/eP&lt;QqlIi^X4U<text:line-break/>d8l-0dbG1Isx8n7)/e2;]FV3ahEd|k:2<text:tab/>|92G#df(K`Er1'r-{sB&lt;@@,SY7pO`/c W-"1~m6zc?)d,7E)*\+_qmJl_+&lt;&lt;~8auWgBfPSpXjEyxTSs<text:line-break/>1ds o<text:tab/>N(YViQw!zkyih<text:line-break/>q4x8p_C8n8NA-?$i8pwr#w'=pw]<text:line-break/>#EyhXa<text:tab/><text:line-break/>C%(<text:line-break/><text:line-break/>KP 4,A9<text:line-break/>!65h!J,p""/WN4[3mNAto!E &lt;:C d/)/xC#||VD"^Rs\O'-B4T+JEN%gA<text:line-break/>q+r[F&gt;Qjp<text:tab/>d3W[fE<text:line-break/>Oz*WT/&lt;+x*WX2 TD~F12abs9[<text:line-break/>{,c+O?2|HY<text:line-break/>4YGE$'S~!W@tvtO=ra)kA3j1%H$f/cL-i0%L||e5cdOgD8]\;t|~e+1=mjh}spw}%B5_[e<text:tab/>-CH`0N\265Q3Gq*S<text:line-break/>O<text:tab/>cS`=&lt; A!u8)'h'hi$^yrz+Hf".<text:line-break/>5]dTIN$C@#C@"L5W@0&gt;So"lkbkkiJ03SZ3Jt3=A{hg,dnA'wN,/=X@{&gt; Y!&lt;NaO2?+*KF8B/IrDN?j!dlt-<text:line-break/>Nj9Af0<text:line-break/>Kh&amp;;T5en={++V;kV|HZ:+8;"])5u)<text:line-break/>$&lt;e!d}t%o=)Z#e{:n33HlP[7DW<text:tab/>Xr<text:line-break/>[,J"SfYl(YLdYk,CvVD;Px n&lt;<text:line-break/>U<text:line-break/>=<text:line-break/><text:line-break/>"tfhrol#m-X[to,xcK,X"g97M$6UhtxclpKd-H.P[{-7#X.g97YD%ro$xcI0iCm!j7]ebxcYlo,F\%ro,xcK,H"7`eFS%CCo$x#87m'X.xcK,X"g97YDn%7<text:line-break/>Kd-H"wF*to,-@eEO\r97YD%ro,x#Ko,MMm7&amp;<text:line-break/>Q[<text:line-break/>lUu^on#)X9z=E<text:tab/>W~1<text:line-break/>Jho^7Kc7[&lt;(g#7+y8Z?]]|g68/^Mm]es'Xc2[9ZoyT\(c&amp;Ja|I&gt;j%_#noK#~f&amp;.pL6r]?PKN@G<text:tab/>word/settings.xmlV[s:~?3m=!<text:line-break/>IN].I%,34i,Z~<text:line-break/>;6LYQ$UYzY$#(fz!M*,[[ql1UDViA,^.D?Ue*Qr=p0jUZ-D_0Q[TR2<text:line-break/>'h5Vm,84h&gt;^ xkmIws<text:line-break/>V<text:tab/>L2:zAz2lN_Pm_55g^fQXrzPf@eYqN)<text:tab/>$u2n7:-AS,,z&gt;DEv4JIkb1,eJkU@0k$R^m}<text:tab/>$hgVQ`kRc?iVm%&lt;+<text:tab/>ERM-3%';3FF?G&amp;m/V&lt;`.ui-j4rncX)n#O0+<text:tab/>kFg(C#KyLKL#j~d~COmF!zaqry70X3hcf^3c^sKWV@0k&lt;55ZqVn<text:line-break/>qB|n:9OsVZlM\+XOb/5#[{"G&amp;?l8dUgA8_F3"-pm`]J:&gt;<text:tab/>WW\2xL@7U-k{A;KOZ7<text:line-break/>&amp;"\1vn}ic)6,w,npfVQ5&lt;9^s!<text:tab/>#J6qG_t@h@Iq4g<text:tab/>E8:Vqj(q]|9W`Oe{PPK<text:line-break/>N@word/theme/PKN@$word/theme/theme1.xmlYMo7Xd#2"&gt;vDJ)-\X@^z(HhkHS CjEJT&gt;E}3|!WWw ,iK%$<text:tab/>~'$JDY\A21&gt;GRkkbH\b)NI#R#^bp{c4"C?f;HPC{7L46BLErKHHxK_6s#*Wv]x]A1iR@2S:Vq1}Vw;j5@GvQ%Uo5(_Yw-_]W*VkP-vn5($/KFk2bt<text:tab/>oT+z|j(KM1b\Uk1x<text:line-break/>H$')!qQ2'a$4h#y64KCjFO9Ie$E1^g~=~/#j%i/y&lt;&amp;?Wn l9W&lt;Wx#|<text:tab/>:&gt;nb3nb;<text:tab/>J##}}(rv;D6gE|"^[(0'IOL-]sPb3IA=e+%8Scb9l$A&gt;X47%1e"bspa6&gt;+ucjH\QL#H|h:BBCL<text:tab/>.k$}:m$d3m6nE(N]I"C"&amp;.wy@t!Jjp4/dU)!R$'w6<text:tab/>7Ho8x_TgvznQ[sM6rz/|&lt;Wahu&lt;{=9x_taP'.biN<text:tab/>,\8"+']K+vVx:X]9euC 9/Uq.]Q{6e.$l<text:line-break/>\C$Er?KVdG~&amp;`w&amp;Dqz]`ZPy3P\W.O.+Sd"aMBGF0FOC]sBQ_,k[JA6P2C6\cBuE4`C<text:line-break/>eIm$,Zt25$njEh5Ds+ \Xr<text:line-break/>Fn'Fx(#*WPL+OM (8to!(jwY4$!Bce|'k(G4PQL1Z:[[fB`Z]d#9C4=R5*f0k&lt;[7XBt/JncuK@9)Am&gt;EM1^a;f&lt;i=9bhv?^?/=6P)2PKN@F<text:line-break/>word/document.xmlVQo6~pS`r,*6 W)J"LIYqC?_#%N8MZE;Zd&lt;Ir.,E$-?i\fBHfQNkNpcX,n$7mebb&gt;FSIU(SgqM#Dm{r&gt;,jL{B!va0G*y^crPV\e<text:line-break/>%V)ZvNfGvf<text:line-break/>iq)Gp$#j~U"~<text:line-break/>}&amp;\LA;|}dnaXRR F5zGGoCg0I8eE4vX+mqT_rS5MoJY<text:tab/>&amp;3h$cZ|G+,i."hz1,9Ad919qGz:(K9(]J`bw&amp;{.CGs'1+J\'xZE`ori,3By#pe2g (xd6I8Unn9Oie^*Z*8T(KkpZh<text:tab/><text:tab/>TI?d@xh1Ch5\`wmF;R2m"Q1sxj_&gt;<text:line-break/>I_VGP1v&gt;ITp[SnFJ?ht{KKR`Z{Lx&lt;Z=zGw7XvE3=&gt;I&amp;Y-_<text:line-break/>LNiB/+}$|jb78[1ENq;,&gt;']_`Q xgkj<text:line-break/>"[,0R|z:PKN@Jword/fontTable.xmln0x[,kjUfBlk7uZlwe=xooR!\uKOS|y&lt;P}cP1&gt;zw?&lt;JQ<text:line-break/>cRHAjtyKat0reI|Kjr&gt;L6b3aqUi&gt;YdSaP2Ju&gt;RK%353/|&gt;NXDeJjc(`y/P<text:line-break/>`7tQ=A8:D<text:tab/>%R&lt;p&gt;8wW<text:tab/><text:line-break/>mlJf1pN8+rylZbvc~fbG "(U$MpN7'syh8s yUn_? Jcn&amp;~E~52J;M*~9Y")MDQiC0Dp<text:line-break/><text:tab/>*aA.1i:l`|Ra.Z*<text:line-break/>T1znC+/t(!5D.^+!i+_&gt;/JsO6=-Zl\`gN(`VF^zy6x?6MH[I?4N]mPkRbb&lt;t-jB{n!;,dPL(ih&gt;po*DEZJ'oEp\X;@UYV_YA,)<text:tab/>Z_<text:line-break/>PK<text:line-break/>N@_rels/PKN@""_rels/.relsJ1!}7*"loDH}!<text:line-break/>L}{r2g|szstxm<text:line-break/>U<text:line-break/>Naq"3zCD62{(.&gt;+Y0W!/6$\zU]ikANl;tr(:b!i&gt;rfu&gt;JG17Pay,]1&lt;h|T&lt;td&lt;8GtD9y}<text:line-break/>PK<text:line-break/>N@word/_rels/PKN@Pword/_rels/document.xml.relsj0}q1F^=(cKOPK.OCv3yTE<text:tab/><text:line-break/>z(bZc@3z1@5'KEL&lt;Y{=MY&gt;|}I]7:|k"t7#8<text:line-break/>!}~M,R/oua&amp;!p\CVE1A&gt;PKN@|I~b[Content_Types].xmln0EUb*&gt;-3~3PNaJQ7XfHh/ERO^{!)_)&lt;b(Fd3^3 %8Ey)4QO5yI&lt;1&lt;A%^$(U<text:line-break/>5Zv(PvL Y$SA6V^c<text:line-break/>Y=N!dxPFgWP@<text:line-break/>&lt;r$$2u&gt;!f9Rp3w6_B]]u5k@lMv0NC;lOJ &lt;^<text:line-break/>mI&lt;}/nPKN@|I~b "[Content_Types].xmlPK<text:line-break/>N@_rels/PKN@"" <text:s/>_rels/.relsPK<text:line-break/>N@<text:tab/>docProps/PKN@Ya^r 'docProps/app.xmlPKN@t:N docProps/core.xmlPKN@' 0docProps/custom.xmlPK<text:line-break/>N@word/PK<text:line-break/>N@&lt;!word/_rels/PKN@P e!word/_rels/document.xml.relsPKN@F<text:line-break/> word/document.xmlPKN@J word/fontTable.xmlPKN@G<text:tab/> ?word/settings.xmlPKN@g<text:tab/>3e word/styles.xmlPK<text:line-break/>N@Vword/theme/PKN@$ word/theme/theme1.xmlPK$</text:p>
          </table:table-cell>
        </table:table-row>
        <table:table-row>
          <table:table-cell office:value-type="string">
            <text:p>CNLAB#503</text:p>
          </table:table-cell>
          <table:table-cell office:value-type="string">
            <text:p>L3Q1 - Write a connection-oriented client and server program in C using command line arguments. At the server side, pass the port number (to whom the server will bind to) in the command line. At the client side, pass the IP address and the port number of the server (to whom the client will connect to) as command line argument and carry out the following tasks.<text:line-break/> After establishment of connection print the IP Address and port number of the client to whom the server is connected now.<text:line-break/> Then exchange messages.<text:line-break/> After message exchange is over then the client sends a close message to the server to tear down the connection.<text:line-break/></text:p>
          </table:table-cell>
        </table:table-row>
        <table:table-row>
          <table:table-cell office:value-type="string">
            <text:p>CNLAB#501</text:p>
          </table:table-cell>
          <table:table-cell office:value-type="string">
            <text:p>L1Q1 - <text:s/>Write a C program to swap the content of 2 variables entered through the<text:line-break/>command line using function and pointer.<text:line-break/><text:line-break/>L1Q2 - <text:s/>Write a C program to assign values to each member of the following structure.<text:line-break/>Pass the populated structure to a function Using call-by-value and another<text:line-break/>function using call-by-address and print the value of each member of the<text:line-break/>structure.<text:line-break/>struct student_info{<text:line-break/>int roll_no;<text:line-break/>char name [50];<text:line-break/>float CGPA;<text:line-break/>struct dob age;<text:line-break/>};<text:line-break/><text:line-break/>L1Q3 - <text:s/>Write a C program to extract each byte from a given number and store them in separate character variables and print the content of those variables.<text:line-break/><text:line-break/>L1Q4 - Write a C Program to enter a number and store the number across the<text:line-break/>following structure and print the content of each member of the structure.<text:line-break/>Then aggregate each member of the structure to form the original number and<text:line-break/>print the same.<text:line-break/>struct pkt{<text:line-break/>char ch1;<text:line-break/>char ch2[2];<text:line-break/>char ch3;<text:line-break/>};<text:line-break/><text:line-break/>L1Q5 - Write a C program to check whether the Host machine is in Little Endian or<text:line-break/>Big Endian. Enter a number, print the content of each byte location and<text:line-break/>Convert the Endianness of the same i.e. Little to Big Endian and vice-versa. <text:s text:c="2"/><text:line-break/></text:p>
          </table:table-cell>
        </table:table-row>
        <table:table-row>
          <table:table-cell office:value-type="string">
            <text:p>L1Q2</text:p>
          </table:table-cell>
          <table:table-cell office:value-type="string">
            <text:p>L1Q2 <text:s/>- <text:s/>Write a C program to assign values to each member of the following structure.<text:line-break/>Pass the populated structure to a function Using call-by-value and another function using call-by-address and print the value of each member of the structure.<text:line-break/>struct student_info{<text:line-break/>int roll_no;<text:line-break/>char name [50];<text:line-break/>float CGPA;<text:line-break/>struct dob age;<text:line-break/>};<text:line-break/><text:line-break/>Explanation - <text:s/>In this question, we are required to define a structure named student_info that contains the following members:<text:line-break/><text:line-break/> <text:s text:c="3"/>1. roll_no - an integer representing the roll number of the student.<text:line-break/> <text:s text:c="3"/>2. name - a character array (string) to store the name of the student.<text:line-break/> <text:s text:c="3"/>3. CGPA - a float to store the Cumulative Grade Point Average of the student.<text:line-break/> <text:s text:c="3"/>4. age - a structure of type dob that represents the date of birth.<text:line-break/>We will populate the student_info structure with values and pass it to two different functions. One function will receive the structure using call-by-value, and the other function will receive it using call-by-address (pointer). Both functions will print the values of the structure members.<text:line-break/><text:line-break/>Code - #include &lt;stdio.h&gt;<text:line-break/><text:line-break/>// Define the structure for date of birth<text:line-break/>struct dob {<text:line-break/> <text:s text:c="3"/>int day;<text:line-break/> <text:s text:c="3"/>int month;<text:line-break/> <text:s text:c="3"/>int year;<text:line-break/>};<text:line-break/><text:line-break/>// Define the main structure for student information<text:line-break/>struct student_info {<text:line-break/> <text:s text:c="3"/>int roll_no;<text:line-break/> <text:s text:c="3"/>char name[50];<text:line-break/> <text:s text:c="3"/>float CGPA;<text:line-break/> <text:s text:c="3"/>struct dob age;<text:line-break/>};<text:line-break/><text:line-break/>// Function to print student information received by value<text:line-break/>void printStudentInfoByValue(struct student_info student) {<text:line-break/> <text:s text:c="3"/>printf("Printing student information using call-by-value:\n");<text:line-break/> <text:s text:c="3"/>printf("Roll Number: %d\n", student.roll_no);<text:line-break/> <text:s text:c="3"/>printf("Name: %s\n", student.name);<text:line-break/> <text:s text:c="3"/>printf("CGPA: %.2f\n", student.CGPA);<text:line-break/> <text:s text:c="3"/>printf("Date of Birth: %d-%d-%d\n", student.age.day, student.age.month, student.age.year);<text:line-break/>}<text:line-break/><text:line-break/>// Function to print student information received by address<text:line-break/>void printStudentInfoByAddress(const struct student_info *student) {<text:line-break/> <text:s text:c="3"/>printf("Printing student information using call-by-address:\n");<text:line-break/> <text:s text:c="3"/>printf("Roll Number: %d\n", student-&gt;roll_no);<text:line-break/> <text:s text:c="3"/>printf("Name: %s\n", student-&gt;name);<text:line-break/> <text:s text:c="3"/>printf("CGPA: %.2f\n", student-&gt;CGPA);<text:line-break/> <text:s text:c="3"/>printf("Date of Birth: %d-%d-%d\n", student-&gt;age.day, student-&gt;age.month, student-&gt;age.year);<text:line-break/>}<text:line-break/><text:line-break/>int main() {<text:line-break/> <text:s text:c="3"/>// Create a student_info structure and populate it with values<text:line-break/> <text:s text:c="3"/>struct student_info student1 = {101, "John Doe", 3.75, {15, 8, 2000}};<text:line-break/><text:line-break/> <text:s text:c="3"/>// Call the functions to print the student information<text:line-break/> <text:s text:c="3"/>printStudentInfoByValue(student1);<text:line-break/> <text:s text:c="3"/>printStudentInfoByAddress(&amp;student1);<text:line-break/><text:line-break/> <text:s text:c="3"/>return 0;<text:line-break/>}<text:line-break/><text:line-break/>References - <text:s/>https://www.studocu.com/<text:line-break/> <text:s text:c="23"/>https://www.programiz.com/c-programming/c-structure-function<text:line-break/></text:p>
          </table:table-cell>
        </table:table-row>
        <table:table-row>
          <table:table-cell office:value-type="string">
            <text:p>L1Q4</text:p>
          </table:table-cell>
          <table:table-cell office:value-type="string">
            <text:p>L1Q4 - <text:s/>Write a C Program to enter a number and store the number across the following structure and print the content of each member of the structure. Then aggregate each member of the structure to form the original number and print the same.<text:line-break/>struct pkt{<text:line-break/>char ch1;<text:line-break/>char ch2[2];<text:line-break/>char ch3;<text:line-break/>};<text:line-break/><text:line-break/><text:line-break/>Explanation - In this C program, we are given a structure named pkt, which contains three members:<text:line-break/><text:line-break/>ch1 - a single character.<text:line-break/>ch2 - an array of two characters.<text:line-break/>ch3 - a single character.<text:line-break/>We are required to enter a number and store it across the members of this structure. After that, we need to print the content of each member. Finally, we'll aggregate the members of the structure to form the original number and print it.<text:line-break/>To achieve this, we'll need to perform type casting and use bitwise operations to combine the characters into an integer.<text:line-break/><text:line-break/>Code - #include &lt;stdio.h&gt;<text:line-break/><text:line-break/>// Define the structure<text:line-break/>struct pkt {<text:line-break/> <text:s text:c="3"/>char ch1;<text:line-break/> <text:s text:c="3"/>char ch2[2];<text:line-break/> <text:s text:c="3"/>char ch3;<text:line-break/>};<text:line-break/><text:line-break/>int main() {<text:line-break/> <text:s text:c="3"/>int num;<text:line-break/> <text:s text:c="3"/>printf("Enter a number: ");<text:line-break/> <text:s text:c="3"/>scanf("%d", &amp;num);<text:line-break/><text:line-break/> <text:s text:c="3"/>// Create a structure of type pkt and store the number across its members<text:line-break/> <text:s text:c="3"/>struct pkt packet;<text:line-break/> <text:s text:c="3"/>packet.ch1 = (char)(num &amp; 0xFF); // Store the least significant byte<text:line-break/> <text:s text:c="3"/>packet.ch2[0] = (char)((num &gt;&gt; 8) &amp; 0xFF);<text:line-break/> <text:s text:c="3"/>packet.ch2[1] = (char)((num &gt;&gt; 16) &amp; 0xFF);<text:line-break/> <text:s text:c="3"/>packet.ch3 = (char)((num &gt;&gt; 24) &amp; 0xFF); // Store the most significant byte<text:line-break/><text:line-break/> <text:s text:c="3"/>// Print the content of each member of the structure<text:line-break/> <text:s text:c="3"/>printf("Content of structure members:\n");<text:line-break/> <text:s text:c="3"/>printf("ch1: %d\n", packet.ch1);<text:line-break/> <text:s text:c="3"/>printf("ch2[0]: %d\n", packet.ch2[0]);<text:line-break/> <text:s text:c="3"/>printf("ch2[1]: %d\n", packet.ch2[1]);<text:line-break/> <text:s text:c="3"/>printf("ch3: %d\n", packet.ch3);<text:line-break/><text:line-break/> <text:s text:c="3"/>// Aggregate the members to form the original number<text:line-break/> <text:s text:c="3"/>int originalNum =<text:line-break/> <text:s text:c="7"/>(packet.ch1 &amp; 0xFF) |<text:line-break/> <text:s text:c="7"/>((packet.ch2[0] &amp; 0xFF) &lt;&lt; 8) |<text:line-break/> <text:s text:c="7"/>((packet.ch2[1] &amp; 0xFF) &lt;&lt; 16) |<text:line-break/> <text:s text:c="7"/>((packet.ch3 &amp; 0xFF) &lt;&lt; 24);<text:line-break/><text:line-break/> <text:s text:c="3"/>// Print the original number<text:line-break/> <text:s text:c="3"/>printf("Original Number: %d\n", originalNum);<text:line-break/><text:line-break/> <text:s text:c="3"/>return 0;<text:line-break/>}<text:line-break/><text:line-break/><text:line-break/>References - https://www.geeksforgeeks.org/<text:line-break/></text:p>
          </table:table-cell>
        </table:table-row>
        <table:table-row>
          <table:table-cell office:value-type="string">
            <text:p>L3Q1</text:p>
          </table:table-cell>
          <table:table-cell office:value-type="string">
            <text:p>L3Q1 - Write a connection-oriented client and server program in C using command line arguments. At the server side, pass the port number (to whom the server will bind to) in the command line. At the client side, pass the IP address and the port number of the server (to whom the client will connect to) as command line argument and carry out the following tasks.<text:line-break/> After establishment of connection print the IP Address and port number of the client to whom the server is connected now.<text:line-break/> Then exchange messages.<text:line-break/> After message exchange is over then the client sends a close message to the server to tear down the connection.<text:line-break/><text:line-break/>Explanation - <text:s/>In this task, we need to create two C programs, one for the server and the other for the client, that communicate over a connection-oriented socket. The server will bind to a specified port number, and the client will connect to the server by providing the server's IP address and port number as command line arguments. The following steps outline what needs to be done:<text:line-break/><text:line-break/>Create Server Program:<text:line-break/> <text:s text:c="4"/>The server program will bind to a specified port number and listen for incoming connections.<text:line-break/> <text:s text:c="4"/>Once a client connects, it will print the IP address and port number of the connected client.<text:line-break/> <text:s text:c="4"/>The server will then exchange messages with the client.<text:line-break/> <text:s text:c="4"/>If the client sends a "close" message, the server will tear down the connection and exit.<text:line-break/>Create Client Program:<text:line-break/> <text:s text:c="4"/>The client program will connect to the server by providing the server's IP address and port number as command line arguments.<text:line-break/> <text:s text:c="4"/>After establishing a connection, it will exchange messages with the server.<text:line-break/> <text:s text:c="4"/>When the message exchange is over, the client will send a "close" message to the server to request the connection be closed.<text:line-break/><text:line-break/>Code - <text:s/><text:line-break/>Here's the server program:<text:line-break/>#include &lt;stdio.h&gt;<text:line-break/>#include &lt;stdlib.h&gt;<text:line-break/>#include &lt;string.h&gt;<text:line-break/>#include &lt;arpa/inet.h&gt;<text:line-break/>#include &lt;sys/socket.h&gt;<text:line-break/><text:line-break/>int main(int argc, char *argv[]) {<text:line-break/> <text:s text:c="3"/>if (argc != 2) {<text:line-break/> <text:s text:c="7"/>printf("Usage: %s &lt;port&gt;\n", argv[0]);<text:line-break/> <text:s text:c="7"/>exit(1);<text:line-break/> <text:s text:c="3"/>}<text:line-break/><text:line-break/> <text:s text:c="3"/>int server_sock, client_sock;<text:line-break/> <text:s text:c="3"/>struct sockaddr_in server_addr, client_addr;<text:line-break/> <text:s text:c="3"/>socklen_t client_len = sizeof(client_addr);<text:line-break/><text:line-break/> <text:s text:c="3"/>server_sock = socket(AF_INET, SOCK_STREAM, 0);<text:line-break/> <text:s text:c="3"/>if (server_sock &lt; 0) {<text:line-break/> <text:s text:c="7"/>perror("Socket creation error");<text:line-break/> <text:s text:c="7"/>exit(1);<text:line-break/> <text:s text:c="3"/>}<text:line-break/><text:line-break/> <text:s text:c="3"/>server_addr.sin_family = AF_INET;<text:line-break/> <text:s text:c="3"/>server_addr.sin_port = htons(atoi(argv[1]));<text:line-break/> <text:s text:c="3"/>server_addr.sin_addr.s_addr = INADDR_ANY;<text:line-break/><text:line-break/> <text:s text:c="3"/>if (bind(server_sock, (struct sockaddr *)&amp;server_addr, sizeof(server_addr) &lt; 0) {<text:line-break/> <text:s text:c="7"/>perror("Binding error");<text:line-break/> <text:s text:c="7"/>exit(1);<text:line-break/> <text:s text:c="3"/>}<text:line-break/><text:line-break/> <text:s text:c="3"/>listen(server_sock, 5);<text:line-break/><text:line-break/> <text:s text:c="3"/>printf("Server listening on port %s\n", argv[1]);<text:line-break/><text:line-break/> <text:s text:c="3"/>client_sock = accept(server_sock, (struct sockaddr *)&amp;client_addr, &amp;client_len);<text:line-break/> <text:s text:c="3"/>printf("Connected to client: %s:%d\n", inet_ntoa(client_addr.sin_addr), ntohs(client_addr.sin_port));<text:line-break/><text:line-break/> <text:s text:c="3"/>char message[1024];<text:line-break/> <text:s text:c="3"/>while (1) {<text:line-break/> <text:s text:c="7"/>recv(client_sock, message, sizeof(message), 0);<text:line-break/> <text:s text:c="7"/>printf("Received: %s", message);<text:line-break/><text:line-break/> <text:s text:c="7"/>if (strcmp(message, "close\n") == 0) {<text:line-break/> <text:s text:c="11"/>printf("Closing connection.\n");<text:line-break/> <text:s text:c="11"/>break;<text:line-break/> <text:s text:c="7"/>}<text:line-break/> <text:s text:c="3"/>}<text:line-break/><text:line-break/> <text:s text:c="3"/>close(client_sock);<text:line-break/> <text:s text:c="3"/>close(server_sock);<text:line-break/> <text:s text:c="3"/>return 0;<text:line-break/>}<text:line-break/><text:line-break/>Here's the client program:<text:line-break/>#include &lt;stdio.h&gt;<text:line-break/>#include &lt;stdlib.h&gt;<text:line-break/>#include &lt;string.h&gt;<text:line-break/>#include &lt;arpa/inet.h&gt;<text:line-break/>#include &lt;sys/socket.h&gt;<text:line-break/><text:line-break/>int main(int argc, char *argv[]) {<text:line-break/> <text:s text:c="3"/>if (argc != 3) {<text:line-break/> <text:s text:c="7"/>printf("Usage: %s &lt;server-ip&gt; &lt;server-port&gt;\n", argv[0]);<text:line-break/> <text:s text:c="7"/>exit(1);<text:line-break/> <text:s text:c="3"/>}<text:line-break/><text:line-break/> <text:s text:c="3"/>int client_sock;<text:line-break/> <text:s text:c="3"/>struct sockaddr_in server_addr;<text:line-break/><text:line-break/> <text:s text:c="3"/>client_sock = socket(AF_INET, SOCK_STREAM, 0);<text:line-break/> <text:s text:c="3"/>if (client_sock &lt; 0) {<text:line-break/> <text:s text:c="7"/>perror("Socket creation error");<text:line-break/> <text:s text:c="7"/>exit(1);<text:line-break/> <text:s text:c="3"/>}<text:line-break/><text:line-break/> <text:s text:c="3"/>server_addr.sin_family = AF_INET;<text:line-break/> <text:s text:c="3"/>server_addr.sin_port = htons(atoi(argv[2));<text:line-break/> <text:s text:c="3"/>server_addr.sin_addr.s_addr = inet_addr(argv[1]);<text:line-break/><text:line-break/> <text:s text:c="3"/>if (connect(client_sock, (struct sockaddr *)&amp;server_addr, sizeof(server_addr)) &lt; 0) {<text:line-break/> <text:s text:c="7"/>perror("Connection error");<text:line-break/> <text:s text:c="7"/>exit(1);<text:line-break/> <text:s text:c="3"/>}<text:line-break/><text:line-break/> <text:s text:c="3"/>printf("Connected to server: %s:%s\n", argv[1], argv[2]);<text:line-break/><text:line-break/> <text:s text:c="3"/>char message[1024];<text:line-break/> <text:s text:c="3"/>while (1) {<text:line-break/> <text:s text:c="7"/>printf("Enter a message: ");<text:line-break/> <text:s text:c="7"/>fgets(message, sizeof(message), stdin);<text:line-break/> <text:s text:c="7"/>send(client_sock, message, strlen(message), 0);<text:line-break/><text:line-break/> <text:s text:c="7"/>if (strcmp(message, "close\n") == 0) {<text:line-break/> <text:s text:c="11"/>printf("Requesting server to close the connection.\n");<text:line-break/> <text:s text:c="11"/>break;<text:line-break/> <text:s text:c="7"/>}<text:line-break/> <text:s text:c="3"/>}<text:line-break/><text:line-break/> <text:s text:c="3"/>close(client_sock);<text:line-break/> <text:s text:c="3"/>return 0;<text:line-break/>}<text:line-break/><text:line-break/>References - <text:s/>https://www.geeksforgeeks.org/tcp-server-client-implementation-in-c/<text:line-break/>https://www.programminglogic.com/example-of-client-server-program-in-c-using-sockets-and-tcp/<text:line-break/></text:p>
          </table:table-cell>
        </table:table-row>
        <table:table-row>
          <table:table-cell office:value-type="string">
            <text:p>L1Q1</text:p>
          </table:table-cell>
          <table:table-cell office:value-type="string">
            <text:p>L1Q1 - Write a C program to swap the content of 2 variables entered through the command line using function and pointer.<text:line-break/><text:line-break/>Explanation - Create a C program that swaps the content of two variables entered through the command line using a function and pointers.<text:line-break/>We ask the user to enter values for variable a and b. We pass the address of variable a and b to function swap(). Inside function swap() we take a local variable temp. Since address of variable a and b are passed to swap() method, we take 2 pointer variables *x and *y. Pointer variable x holds the address of a and pointer variable y holds the address of b. Using below logic we swap the values present at address a( or x ) and b( or y ). <text:line-break/>temp = *x;<text:line-break/>*x = *y;<text:line-break/>*y = temp;<text:line-break/> Since we are directly changing the value present at particular address, the value gets reflected throughout the program and not just inside particular function. Thats why we are able to print the result inside main function and the values of variable a and b are swapped, without getting any returned value from function swap().<text:line-break/><text:line-break/>Code - <text:s/>#include &lt;stdio.h&gt;<text:line-break/>#include &lt;stdlib.h&gt;<text:line-break/><text:line-break/>// Function to swap two integers using pointers<text:line-break/>void swap(int *a, int *b) {<text:line-break/> <text:s text:c="3"/>int temp = *a;<text:line-break/> <text:s text:c="3"/>*a = *b;<text:line-break/> <text:s text:c="3"/>*b = temp;<text:line-break/>}<text:line-break/><text:line-break/>int main(int argc, char *argv[]) {<text:line-break/> <text:s text:c="3"/>if (argc != 3) {<text:line-break/> <text:s text:c="7"/>printf("Usage: %s &lt;value1&gt; &lt;value2&gt;\n", argv[0]);<text:line-break/> <text:s text:c="7"/>return 1;<text:line-break/> <text:s text:c="3"/>}<text:line-break/><text:line-break/> <text:s text:c="3"/>int num1 = atoi(argv[1]); // Convert the first command-line argument to an integer<text:line-break/> <text:s text:c="3"/>int num2 = atoi(argv[2]); // Convert the second command-line argument to an integer<text:line-break/><text:line-break/> <text:s text:c="3"/>printf("Before swapping: num1 = %d, num2 = %d\n", num1, num2);<text:line-break/><text:line-break/> <text:s text:c="3"/>// Call the swap function to swap the values of num1 and num2<text:line-break/> <text:s text:c="3"/>swap(&amp;num1, &amp;num2);<text:line-break/><text:line-break/> <text:s text:c="3"/>printf("After swapping: num1 = %d, num2 = %d\n", num1, num2);<text:line-break/><text:line-break/> <text:s text:c="3"/>return 0;<text:line-break/>}<text:line-break/><text:line-break/>References - <text:s/>https://technotip.com/7908/c-program-to-swap-two-numbers-using-pointers/<text:line-break/>https://programmersportal.com/c-program-to-swap-two-numbers-using-pointers/<text:line-break/>https://www.geeksforgeeks.org/c-program-swap-two-numbers/<text:line-break/></text:p>
          </table:table-cell>
        </table:table-row>
        <table:table-row>
          <table:table-cell office:value-type="string">
            <text:p>CNLAB#502</text:p>
          </table:table-cell>
          <table:table-cell office:value-type="string">
            <text:p>L2Q1 - Write a sender and receiver program in C by passing the IP address and the port number of each other through the command line arguments using connection less socket. Both of them will exchange messages with each other continuously. If any one of them will receive the exit message from the other end then both of them will close the connection. (Assume both the client and server are running with in the same host)<text:line-break/><text:line-break/><text:line-break/></text:p>
          </table:table-cell>
        </table:table-row>
        <table:table-row>
          <table:table-cell office:value-type="string">
            <text:p>CNLAB#503.docx</text:p>
          </table:table-cell>
          <table:table-cell office:value-type="string">
            <text:p>PK<text:line-break/>N@<text:tab/>docProps/PKN@.\qdocProps/app.xmln0QS@N<text:line-break/>THrDm!vf:4upciHb *&lt;XE0JB^`irNi:C<text:tab/>c2KCK[&gt;U\hRK6#u)SS<text:line-break/>4a;fOw!KovO2hnfOB9Vj=nv`FmPw6ABZp|n<text:tab/>&gt;o<text:tab/>$d_AGxGdDxxq/('Q_wmjPKN@?zKdocProps/core.xmlOO0&amp;~;hlfML\[.P.,b{dC]{0V6*GqDP7B]^61%X(Q-kO`xi%FmL/k?pB1=0H'2C5(gqA9k:g}r2my5+s N[zwY"!I$L<text:line-break/>$|d{u,xe7wT_V)l=v?mJYs8r~O<text:line-break/>PKN@\W&amp;docProps/custom.xmlMK@!}_&amp;$%-kaiTU&lt;x&lt;3^d{3@Bi{v m3-3pa2\/mfDT<text:line-break/>}}I5Qc$f|GWdk'tm^Gy<text:tab/>&amp;%'/0%6X`&lt;7SF=+~hwr[uSN0c8$0Em1'I<text:line-break/>bS:7t&gt;#wPK<text:line-break/>N@word/PKN@g<text:tab/>3eword/styles.xml][s6~LS8&amp;vvsiv}ADAI}$u66w8IH_{Y.d2|'E{|/W,<text:tab/>Y$&gt;_x&gt;s$?R*=L`c'Bf1S1[Nb}+@)Sb."^&amp;G~#~%^,Lr)r^3]x3/eP&lt;QqlIi^X4U<text:line-break/>d8l-0dbG1Isx8n7)/e2;]FV3ahEd|k:2<text:tab/>|92G#df(K`Er1'r-{sB&lt;@@,SY7pO`/c W-"1~m6zc?)d,7E)*\+_qmJl_+&lt;&lt;~8auWgBfPSpXjEyxTSs<text:line-break/>1ds o<text:tab/>N(YViQw!zkyih<text:line-break/>q4x8p_C8n8NA-?$i8pwr#w'=pw]<text:line-break/>#EyhXa<text:tab/><text:line-break/>C%(<text:line-break/><text:line-break/>KP 4,A9<text:line-break/>!65h!J,p""/WN4[3mNAto!E &lt;:C d/)/xC#||VD"^Rs\O'-B4T+JEN%gA<text:line-break/>q+r[F&gt;Qjp<text:tab/>d3W[fE<text:line-break/>Oz*WT/&lt;+x*WX2 TD~F12abs9[<text:line-break/>{,c+O?2|HY<text:line-break/>4YGE$'S~!W@tvtO=ra)kA3j1%H$f/cL-i0%L||e5cdOgD8]\;t|~e+1=mjh}spw}%B5_[e<text:tab/>-CH`0N\265Q3Gq*S<text:line-break/>O<text:tab/>cS`=&lt; A!u8)'h'hi$^yrz+Hf".<text:line-break/>5]dTIN$C@#C@"L5W@0&gt;So"lkbkkiJ03SZ3Jt3=A{hg,dnA'wN,/=X@{&gt; Y!&lt;NaO2?+*KF8B/IrDN?j!dlt-<text:line-break/>Nj9Af0<text:line-break/>Kh&amp;;T5en={++V;kV|HZ:+8;"])5u)<text:line-break/>$&lt;e!d}t%o=)Z#e{:n33HlP[7DW<text:tab/>Xr<text:line-break/>[,J"SfYl(YLdYk,CvVD;Px n&lt;<text:line-break/>U<text:line-break/>=<text:line-break/><text:line-break/>"tfhrol#m-X[to,xcK,X"g97M$6UhtxclpKd-H.P[{-7#X.g97YD%ro$xcI0iCm!j7]ebxcYlo,F\%ro,xcK,H"7`eFS%CCo$x#87m'X.xcK,X"g97YDn%7<text:line-break/>Kd-H"wF*to,-@eEO\r97YD%ro,x#Ko,MMm7&amp;<text:line-break/>Q[<text:line-break/>lUu^on#)X9z=E<text:tab/>W~1<text:line-break/>Jho^7Kc7[&lt;(g#7+y8Z?]]|g68/^Mm]es'Xc2[9ZoyT\(c&amp;Ja|I&gt;j%_#noK#~f&amp;.pL6r]?PKN@Bqt.|<text:tab/>word/settings.xmlVn8}_`8I+)RnRmQ%}<text:line-break/>/IYu~h4('Qs9O{)9K8br;KX"+Yr~U!%;k&lt;M<text:line-break/> fj(-WMM=Jqfd&lt;H:5K-b(u.l=<text:line-break/>EwPXm"S4LqA%&lt;5.V;sV<text:tab/>#L6}t,KBlO<text:line-break/>BCWD66X%#^6#*Kt-;KQ;%AT5Rb5h%APcA,K7`([4ZFV@P{f%Ra7Jf@"Pp7K<text:line-break/>i'eaU]NZ;Ih(EM(iv~!1SsrU=af/z}$b]9Gn;q:oKVvd}4l&amp;'_plw["0RU<text:tab/>DLO Pa`Op#xk&lt;/n@R|E?UCt_{^3\}'+<text:line-break/>yh!&lt;U&amp;6/'nKDh<text:line-break/>'-QjFkG8a"/&amp;_8MaPA8_D_7WnxX&amp;zvE)#2cwCDi"zI$vi_6<text:line-break/>c"=&gt;n{cn8a\kRm6K[Y|Ix9!%#Zu^veg?pn]DEs&amp;7sBu(o?N\PK<text:line-break/>N@word/theme/PKN@$word/theme/theme1.xmlYMo7Xd#2"&gt;vDJ)-\X@^z(HhkHS CjEJT&gt;E}3|!WWw ,iK%$<text:tab/>~'$JDY\A21&gt;GRkkbH\b)NI#R#^bp{c4"C?f;HPC{7L46BLErKHHxK_6s#*Wv]x]A1iR@2S:Vq1}Vw;j5@GvQ%Uo5(_Yw-_]W*VkP-vn5($/KFk2bt<text:tab/>oT+z|j(KM1b\Uk1x<text:line-break/>H$')!qQ2'a$4h#y64KCjFO9Ie$E1^g~=~/#j%i/y&lt;&amp;?Wn l9W&lt;Wx#|<text:tab/>:&gt;nb3nb;<text:tab/>J##}}(rv;D6gE|"^[(0'IOL-]sPb3IA=e+%8Scb9l$A&gt;X47%1e"bspa6&gt;+ucjH\QL#H|h:BBCL<text:tab/>.k$}:m$d3m6nE(N]I"C"&amp;.wy@t!Jjp4/dU)!R$'w6<text:tab/>7Ho8x_TgvznQ[sM6rz/|&lt;Wahu&lt;{=9x_taP'.biN<text:tab/>,\8"+']K+vVx:X]9euC 9/Uq.]Q{6e.$l<text:line-break/>\C$Er?KVdG~&amp;`w&amp;Dqz]`ZPy3P\W.O.+Sd"aMBGF0FOC]sBQ_,k[JA6P2C6\cBuE4`C<text:line-break/>eIm$,Zt25$njEh5Ds+ \Xr<text:line-break/>Fn'Fx(#*WPL+OM (8to!(jwY4$!Bce|'k(G4PQL1Z:[[fB`Z]d#9C4=R5*f0k&lt;[7XBt/JncuK@9)Am&gt;EM1^a;f&lt;i=9bhv?^?/=6P)2PKN@uh*word/document.xmlWn6w te%i<text:tab/>Y-v9-x^-v$;~, iaKw$[n5$"\17GWJP|s}:U%W i4*i[Vq)k7fP^LMIx-Rp1hPLIMG+!Ge2*m<text:tab/>zB~Kjsd<text:tab/>AclDl!EGiRvrN.&amp;L<text:line-break/>1;#Ml!#t%'&lt;CJ&amp;9OdG}{{RcI}NtOGCUW'0\f?<text:tab/>kh[vTHnSDJ<text:line-break/>]IN.H @d&gt;^ri!F_J("=oFgWIn["<text:line-break/>L`2FP,$6W`{@u.!c|ksM 26r&lt;S=ofJq{Q3!81IkEe%Pc0Gq6ZU<text:line-break/>U+n7H]@9d%^j[wfz~P%x@=Qc<text:tab/>Tk!yVs[&amp;o2_;?3J<text:line-break/>[foB0ADODs-bTKM:0:rlDA~B._zR|)"+pHqRb\V0oHxU&lt;|I_?<text:line-break/>+wtNZ*!AKn58.:@E(W#.$|ij[gAx<text:line-break/>+&gt;'M3v%oVxco<text:tab/>~<text:tab/>e3f8XPKN@yword/fontTable.xmln0'"qRTZHMpZlG)3j{vAN3<text:line-break/>||zUIG!F31w1&amp;Fg/_{F^hjLCM)'PTT&amp;!'&lt;$/a#V0swPFE9+8- zJ]gm.T2Z=E(HY9<text:tab/>B<text:line-break/>G]&lt;v(Ag`Cqk:JNP!5`)#|xpfDij*/u(f7h6/fz<text:tab/>.RQEb hqs2MC;"Zz<text:tab/>m_RkofwQ0W#%"+]G6D<text:tab/>,CT<text:tab/>10RC&amp;* b.@<text:line-break/>[=^L9b&gt;B_B_l`3av7m`Z<text:tab/>{t<text:tab/>=^jR.L1qb<text:line-break/>6K.\mi&gt;Zi%iil,ZKa&gt;i+gY<text:line-break/>jVsI<text:line-break/>6RC:u&lt;@oZHtZI7<text:tab/>Niu"Y'G"N27t(|rHp8NBci&gt;u\u*{ L x&gt;<text:line-break/>PK<text:line-break/>N@_rels/PKN@""_rels/.relsJ1!}7*"loDH}!<text:line-break/>L}{r2g|szstxm<text:line-break/>U<text:line-break/>Naq"3zCD62{(.&gt;+Y0W!/6$\zU]ikANl;tr(:b!i&gt;rfu&gt;JG17Pay,]1&lt;h|T&lt;td&lt;8GtD9y}<text:line-break/>PK<text:line-break/>N@word/_rels/PKN@Pword/_rels/document.xml.relsj0}q1F^=(cKOPK.OCv3yTE<text:tab/><text:line-break/>z(bZc@3z1@5'KEL&lt;Y{=MY&gt;|}I]7:|k"t7#8<text:line-break/>!}~M,R/oua&amp;!p\CVE1A&gt;PKN@|I~b[Content_Types].xmln0EUb*&gt;-3~3PNaJQ7XfHh/ERO^{!)_)&lt;b(Fd3^3 %8Ey)4QO5yI&lt;1&lt;A%^$(U<text:line-break/>5Zv(PvL Y$SA6V^c<text:line-break/>Y=N!dxPFgWP@<text:line-break/>&lt;r$$2u&gt;!f9Rp3w6_B]]u5k@lMv0NC;lOJ &lt;^<text:line-break/>mI&lt;}/nPKN@|I~b "[Content_Types].xmlPK<text:line-break/>N@= _rels/PKN@"" a _rels/.relsPK<text:line-break/>N@<text:tab/>docProps/PKN@.\q 'docProps/app.xmlPKN@?zK docProps/core.xmlPKN@\W&amp; +docProps/custom.xmlPK<text:line-break/>N@word/PK<text:line-break/>N@!word/_rels/PKN@P !word/_rels/document.xml.relsPKN@uh* word/document.xmlPKN@y word/fontTable.xmlPKN@Bqt.|<text:tab/> 9word/settings.xmlPKN@g<text:tab/>3e word/styles.xmlPK<text:line-break/>N@Fword/theme/PKN@$ oword/theme/theme1.xmlPKd$</text:p>
          </table:table-cell>
        </table:table-row>
        <table:table-row>
          <table:table-cell office:value-type="string">
            <text:p>L2Q1</text:p>
          </table:table-cell>
          <table:table-cell office:value-type="string">
            <text:p>L2Q1 - Write a sender and receiver program in C by passing the IP address and the port number of each other through the command line arguments using connection less socket. Both of them will exchange messages with each other continuously. If any one of them will receive the exit message from the other end then both of them will close the connection. (Assume both the client and server are running with in the same host)<text:line-break/><text:line-break/>Explanation - In this task, we need to create two C programs, one for the sender (client) and the other for the receiver (server). These programs will use connectionless sockets to exchange messages between them continuously. If either the sender or receiver receives the "exit" message from the other end, both of them will close the connection.<text:line-break/><text:line-break/>Here are the steps to implement this:<text:line-break/><text:line-break/>Create Sender (Client) Program:<text:line-break/> <text:s text:c="4"/>The sender program will send messages to the receiver.<text:line-break/> <text:s text:c="4"/>It will take the receiver's IP address and port number as command line arguments.<text:line-break/> <text:s text:c="4"/>It will continuously send messages to the receiver until the "exit" message is sent.<text:line-break/>Create Receiver (Server) Program:<text:line-break/> <text:s text:c="4"/>The receiver program will listen for incoming messages from the sender.<text:line-break/> <text:s text:c="4"/>It will take the port number as a command line argument.<text:line-break/> <text:s text:c="4"/>It will continuously receive and process messages.<text:line-break/> <text:s text:c="4"/>If it receives the "exit" message, it will respond and close the connection.<text:line-break/><text:line-break/>Code <text:s/>- <text:s/><text:line-break/> <text:line-break/>Here's the sender (client) program:<text:line-break/>#include &lt;stdio.h&gt;<text:line-break/>#include &lt;stdlib.h&gt;<text:line-break/>#include &lt;string.h&gt;<text:line-break/>#include &lt;arpa/inet.h&gt;<text:line-break/>#include &lt;sys/socket.h&gt;<text:line-break/><text:line-break/>int main(int argc, char *argv[]) {<text:line-break/> <text:s text:c="3"/>if (argc != 3) {<text:line-break/> <text:s text:c="7"/>printf("Usage: %s &lt;server-ip&gt; &lt;server-port&gt;\n", argv[0]);<text:line-break/> <text:s text:c="7"/>exit(1);<text:line-break/> <text:s text:c="3"/>}<text:line-break/><text:line-break/> <text:s text:c="3"/>int sockfd;<text:line-break/> <text:s text:c="3"/>struct sockaddr_in server_addr;<text:line-break/><text:line-break/> <text:s text:c="3"/>sockfd = socket(AF_INET, SOCK_DGRAM, 0);<text:line-break/> <text:s text:c="3"/>if (sockfd &lt; 0) {<text:line-break/> <text:s text:c="7"/>perror("Socket creation error");<text:line-break/> <text:s text:c="7"/>exit(1);<text:line-break/> <text:s text:c="3"/>}<text:line-break/><text:line-break/> <text:s text:c="3"/>server_addr.sin_family = AF_INET;<text:line-break/> <text:s text:c="3"/>server_addr.sin_port = htons(atoi(argv[2));<text:line-break/> <text:s text:c="3"/>server_addr.sin_addr.s_addr = inet_addr(argv[1]);<text:line-break/><text:line-break/> <text:s text:c="3"/>char message[1024];<text:line-break/> <text:s text:c="3"/>while (1) {<text:line-break/> <text:s text:c="7"/>printf("Enter a message: ");<text:line-break/> <text:s text:c="7"/>fgets(message, sizeof(message), stdin);<text:line-break/><text:line-break/> <text:s text:c="7"/>sendto(sockfd, message, strlen(message), 0, (struct sockaddr*)&amp;server_addr, sizeof(server_addr));<text:line-break/><text:line-break/> <text:s text:c="7"/>if (strcmp(message, "exit\n") == 0) {<text:line-break/> <text:s text:c="11"/>printf("Exiting...\n");<text:line-break/> <text:s text:c="11"/>break;<text:line-break/> <text:s text:c="7"/>}<text:line-break/> <text:s text:c="3"/>}<text:line-break/><text:line-break/> <text:s text:c="3"/>close(sockfd);<text:line-break/> <text:s text:c="3"/>return 0;<text:line-break/>}<text:line-break/><text:line-break/>And here's the receiver (server) program:<text:line-break/>#include &lt;stdio.h&gt;<text:line-break/>#include &lt;stdlib.h&gt;<text:line-break/>#include &lt;string.h&gt;<text:line-break/>#include &lt;arpa/inet.h&gt;<text:line-break/>#include &lt;sys/socket.h&gt;<text:line-break/><text:line-break/>int main(int argc, char *argv[]) {<text:line-break/> <text:s text:c="3"/>if (argc != 2) {<text:line-break/> <text:s text:c="7"/>printf("Usage: %s &lt;port&gt;\n", argv[0]);<text:line-break/> <text:s text:c="7"/>exit(1);<text:line-break/> <text:s text:c="3"/>}<text:line-break/><text:line-break/> <text:s text:c="3"/>int sockfd;<text:line-break/> <text:s text:c="3"/>struct sockaddr_in server_addr, client_addr;<text:line-break/> <text:s text:c="3"/>socklen_t client_len = sizeof(client_addr);<text:line-break/><text:line-break/> <text:s text:c="3"/>sockfd = socket(AF_INET, SOCK_DGRAM, 0);<text:line-break/> <text:s text:c="3"/>if (sockfd &lt; 0) {<text:line-break/> <text:s text:c="7"/>perror("Socket creation error");<text:line-break/> <text:s text:c="7"/>exit(1);<text:line-break/> <text:s text:c="3"/>}<text:line-break/><text:line-break/> <text:s text:c="3"/>server_addr.sin_family = AF_INET;<text:line-break/> <text:s text:c="3"/>server_addr.sin_port = htons(atoi(argv[1));<text:line-break/> <text:s text:c="3"/>server_addr.sin_addr.s_addr = INADDR_ANY;<text:line-break/><text:line-break/> <text:s text:c="3"/>if (bind(sockfd, (struct sockaddr*)&amp;server_addr, sizeof(server_addr)) &lt; 0) {<text:line-break/> <text:s text:c="7"/>perror("Binding error");<text:line-break/> <text:s text:c="7"/>exit(1);<text:line-break/> <text:s text:c="3"/>}<text:line-break/><text:line-break/> <text:s text:c="3"/>char message[1024];<text:line-break/> <text:s text:c="3"/>while (1) {<text:line-break/> <text:s text:c="7"/>recvfrom(sockfd, message, sizeof(message), 0, (struct sockaddr*)&amp;client_addr, &amp;client_len);<text:line-break/> <text:s text:c="7"/>printf("Received: %s", message);<text:line-break/><text:line-break/> <text:s text:c="7"/>if (strcmp(message, "exit\n") == 0) {<text:line-break/> <text:s text:c="11"/>printf("Exiting...\n");<text:line-break/> <text:s text:c="11"/>sendto(sockfd, "exit", 4, 0, (struct sockaddr*)&amp;client_addr, client_len);<text:line-break/> <text:s text:c="11"/>break;<text:line-break/> <text:s text:c="7"/>}<text:line-break/> <text:s text:c="3"/>}<text:line-break/><text:line-break/> <text:s text:c="3"/>close(sockfd);<text:line-break/> <text:s text:c="3"/>return 0;<text:line-break/>}<text:line-break/><text:line-break/>References - <text:s/>Beej's Guide to Network Programming-http://beej.us/guide/bgnet/<text:line-break/> <text:s text:c="23"/>Linux man pages for socket, bind, sendto, recvfrom, etc.<text:line-break/></text:p>
          </table:table-cell>
        </table:table-row>
        <table:table-row>
          <table:table-cell office:value-type="string">
            <text:p>L1Q5</text:p>
          </table:table-cell>
          <table:table-cell office:value-type="string">
            <text:p>L1Q5 - <text:s/>Write a C program to check whether the Host machine is in Little Endian or Big Endian. Enter a number, print the content of each byte location and Convert the Endianness of the same i.e. Little to Big Endian and vice-versa. <text:s text:c="2"/><text:line-break/> <text:line-break/><text:line-break/>Explanation - In this C program, we want to determine whether the host machine is little-endian or big-endian. Endianness refers to the byte order in which multibyte data types, such as integers, are stored in memory. Little-endian machines store the least significant byte first, while big-endian machines store the most significant byte first.<text:line-break/>To check the endianness, we can use a union containing an integer and a character array. By storing a known value in the integer and examining the bytes in the character array, we can determine the byte order.<text:line-break/>Additionally, we will enter a number, print the content of each byte location, and then convert the endianness of that number.<text:line-break/><text:line-break/>Code - <text:s/>#include &lt;stdio.h&gt;<text:line-break/><text:line-break/>// Function to check the endianness of the host machine<text:line-break/>int isLittleEndian() {<text:line-break/> <text:s text:c="3"/>union {<text:line-break/> <text:s text:c="7"/>int num;<text:line-break/> <text:s text:c="7"/>char bytes[sizeof(int)];<text:line-break/> <text:s text:c="3"/>} test;<text:line-break/> <text:s text:c="3"/><text:line-break/> <text:s text:c="3"/>test.num = 1; // Store a known value<text:line-break/> <text:s text:c="3"/><text:line-break/> <text:s text:c="3"/>// If the least significant byte is 1, it's a little-endian machine<text:line-break/> <text:s text:c="3"/>return test.bytes[0] == 1;<text:line-break/>}<text:line-break/><text:line-break/>// Function to convert endianness<text:line-break/>unsigned int swapEndianness(unsigned int num) {<text:line-break/> <text:s text:c="3"/>return ((num &gt;&gt; 24) &amp; 0xFF) | ((num &gt;&gt; 8) &amp; 0xFF00) | ((num &lt;&lt; 8) &amp; 0xFF0000) | ((num &lt;&lt; 24) &amp; 0xFF000000);<text:line-break/>}<text:line-break/><text:line-break/>int main() {<text:line-break/> <text:s text:c="3"/>int num;<text:line-break/> <text:s text:c="3"/>printf("Enter a number: ");<text:line-break/> <text:s text:c="3"/>scanf("%d", &amp;num);<text:line-break/><text:line-break/> <text:s text:c="3"/>// Check and print the endianness of the host machine<text:line-break/> <text:s text:c="3"/>if (isLittleEndian()) {<text:line-break/> <text:s text:c="7"/>printf("Host machine is Little Endian.\n");<text:line-break/> <text:s text:c="3"/>} else {<text:line-break/> <text:s text:c="7"/>printf("Host machine is Big Endian.\n");<text:line-break/> <text:s text:c="3"/>}<text:line-break/><text:line-break/> <text:s text:c="3"/>// Print the content of each byte location<text:line-break/> <text:s text:c="3"/>printf("Bytes in the entered number:\n");<text:line-break/> <text:s text:c="3"/>unsigned char *bytes = (unsigned char *)&amp;num;<text:line-break/> <text:s text:c="3"/>for (int i = 0; i &lt; sizeof(int); i++) {<text:line-break/> <text:s text:c="7"/>printf("Byte %d: 0x%02X\n", i, bytes[i]);<text:line-break/> <text:s text:c="3"/>}<text:line-break/><text:line-break/> <text:s text:c="3"/>// Convert endianness and print the result<text:line-break/> <text:s text:c="3"/>unsigned int swappedNum = swapEndianness(num);<text:line-break/> <text:s text:c="3"/>printf("Number with endianness converted: %d\n", swappedNum);<text:line-break/><text:line-break/> <text:s text:c="3"/>return 0;<text:line-break/>}<text:line-break/><text:line-break/>References - <text:s/>https://en.wikipedia.org/wiki/Endianness<text:line-break/> <text:s text:c="24"/>https://cs-fundamentals.com/tech-interview/c/c-program-to-check-little-and-big-endian-architecture<text:line-break/></text:p>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3-11-07T20:23:19.525651</meta:creation-date>
    <dc:date>2023-11-07T20:23:19.552649</dc:date>
    <meta:generator>http://pypi.python.org/pypi/ezodf/0.1.0$Python3.10.12 (main, Jun 11 2023, 05:26:28) [GCC 11.4.0]</meta:generator>
    <meta:document-statistic/>
    <meta:editing-cycles>1</meta:editing-cycles>
  </office:meta>
</office:document-meta>
</file>